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11.25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dd481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-bottom="0.035cm" fo:padding-left="0.236cm" fo:padding-right="0.035cm" fo:padding-top="0.035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fo:padding-bottom="0.035cm" fo:padding-left="0.236cm" fo:padding-right="0.035cm" fo:padding-top="0.035cm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fo:padding-bottom="0.035cm" fo:padding-left="0.236cm" fo:padding-right="0.035cm" fo:padding-top="0.035cm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fo:padding-bottom="0.035cm" fo:padding-left="0.236cm" fo:padding-right="0.035cm" fo:padding-top="0.035cm" style:vertical-align="middle"/>
      <style:paragraph-properties fo:text-align="start" fo:margin-left="0c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dd4814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1" table:number-columns-repeated="3" table:default-cell-style-name="ce17"/>
        <table:table-row table:style-name="ro1" table:visibility="collapse">
          <table:table-cell table:number-columns-repeated="7"/>
        </table:table-row>
        <table:table-row table:style-name="ro2">
          <table:table-cell/>
          <table:table-cell table:style-name="ce2" office:value-type="string">
            <text:p>Req Id</text:p>
          </table:table-cell>
          <table:table-cell table:style-name="ce2" office:value-type="string">
            <text:p>Component</text:p>
          </table:table-cell>
          <table:table-cell table:style-name="ce1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DEV</text:p>
          </table:table-cell>
          <table:table-cell table:style-name="ce2" office:value-type="string">
            <text:p>STATUS</text:p>
          </table:table-cell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7" office:value-type="string">
            <text:p>User Mgmt</text:p>
          </table:table-cell>
          <table:table-cell table:style-name="ce13" office:value-type="string">
            <text:p>User Login and Role Management</text:p>
          </table:table-cell>
          <table:table-cell table:style-name="ce18" office:value-type="float" office:value="2">
            <text:p>2</text:p>
          </table:table-cell>
          <table:table-cell table:style-name="ce18" table:number-columns-repeated="2"/>
        </table:table-row>
        <table:table-row table:style-name="ro3">
          <table:table-cell/>
          <table:table-cell table:style-name="ce4" office:value-type="float" office:value="1.1">
            <text:p>1.1</text:p>
          </table:table-cell>
          <table:table-cell table:style-name="ce8" office:value-type="string">
            <text:p><text:s/>- GUI</text:p>
          </table:table-cell>
          <table:table-cell table:style-name="ce14" office:value-type="string">
            <text:p>User Login page</text:p>
            <text:p><text:s/>- User Name and password fields</text:p>
            <text:p><text:s/>- Show login errors on the same page</text:p>
            <text:p><text:s/>- On successful login, go to Main page</text:p>
          </table:table-cell>
          <table:table-cell table:style-name="ce19" office:value-type="float" office:value="2">
            <text:p>2</text:p>
          </table:table-cell>
          <table:table-cell table:style-name="ce21" office:value-type="string">
            <text:p>UJ, DK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 office:value-type="float" office:value="1.2">
            <text:p>1.2</text:p>
          </table:table-cell>
          <table:table-cell table:style-name="ce8" office:value-type="string">
            <text:p><text:s/>- DB</text:p>
          </table:table-cell>
          <table:table-cell table:style-name="ce14" office:value-type="string">
            <text:p>User Table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UJ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 office:value-type="float" office:value="1.3">
            <text:p>1.3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User Service, DAO, Controller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DK</text:p>
          </table:table-cell>
          <table:table-cell table:style-name="ce23" office:value-type="string">
            <text:p>NOT Started</text:p>
          </table:table-cell>
        </table:table-row>
        <table:table-row table:style-name="ro1">
          <table:table-cell/>
          <table:table-cell table:style-name="ce4"/>
          <table:table-cell table:style-name="ce8"/>
          <table:table-cell table:style-name="ce14"/>
          <table:table-cell table:style-name="ce19" table:number-columns-repeated="3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9" office:value-type="string">
            <text:p>Contact Mgnt</text:p>
          </table:table-cell>
          <table:table-cell table:style-name="ce15" office:value-type="string">
            <text:p>Contact and Group Management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</table:table-row>
        <table:table-row table:style-name="ro4">
          <table:table-cell/>
          <table:table-cell table:style-name="ce6" office:value-type="float" office:value="2.1">
            <text:p>2.1</text:p>
          </table:table-cell>
          <table:table-cell table:style-name="ce10" office:value-type="string">
            <text:p><text:s/>- GUI</text:p>
          </table:table-cell>
          <table:table-cell table:style-name="ce16" office:value-type="string">
            <text:p><text:s/>- Contact Edit Page (View, New, Edit, Delete)</text:p>
            <text:p><text:s/>- Contact Search Page</text:p>
            <text:p><text:s/>- Contact List P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J, DK</text:p>
          </table:table-cell>
          <table:table-cell table:style-name="ce23" office:value-type="string">
            <text:p>NOT Started</text:p>
          </table:table-cell>
        </table:table-row>
        <table:table-row table:style-name="ro3">
          <table:table-cell/>
          <table:table-cell table:style-name="ce6" office:value-type="float" office:value="2.2">
            <text:p>2.2</text:p>
          </table:table-cell>
          <table:table-cell table:style-name="ce10" office:value-type="string">
            <text:p><text:s/>- GUI</text:p>
          </table:table-cell>
          <table:table-cell table:style-name="ce16" office:value-type="string">
            <text:p><text:s/>- Group Edit Page (View, New, Edit, Delete)</text:p>
            <text:p><text:s text:c="3"/>| - Group Name, Priority Only</text:p>
            <text:p><text:s/>- Group List Page</text:p>
            <text:p><text:s text:c="3"/>| - List group names, priority &amp; No of memb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J, DK</text:p>
          </table:table-cell>
          <table:table-cell table:style-name="ce23" office:value-type="string">
            <text:p>NOT Started</text:p>
          </table:table-cell>
        </table:table-row>
        <table:table-row table:style-name="ro5">
          <table:table-cell/>
          <table:table-cell table:style-name="ce6" office:value-type="float" office:value="2.3">
            <text:p>2.3</text:p>
          </table:table-cell>
          <table:table-cell table:style-name="ce10" office:value-type="string">
            <text:p><text:s/>- GUI</text:p>
          </table:table-cell>
          <table:table-cell table:style-name="ce16" office:value-type="string">
            <text:p><text:s/>- Contact Group Mapping Edit Page</text:p>
            <text:p><text:s text:c="3"/>| - Add Contact to Group</text:p>
            <text:p><text:s text:c="3"/>| - Remove Contact from Group</text:p>
            <text:p><text:s text:c="3"/>| - List of Contacts in the Group (EmpId, Name, Company, Number)</text:p>
            <text:p><text:s text:c="3"/>| - AJAX for Contact search by nam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J, DK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6"/>
          <table:table-cell table:style-name="ce10" office:value-type="string">
            <text:p><text:s/>- DB</text:p>
          </table:table-cell>
          <table:table-cell table:style-name="ce16" office:value-type="string">
            <text:p>Contact, Group, ContactGroupMapping Tab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J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6"/>
          <table:table-cell table:style-name="ce10" office:value-type="string">
            <text:p><text:s/>- Server</text:p>
          </table:table-cell>
          <table:table-cell table:style-name="ce16" office:value-type="string">
            <text:p>Contact Service, DAO, Controll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K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/>
          <table:table-cell table:style-name="ce10" office:value-type="string">
            <text:p><text:s/>- Server</text:p>
          </table:table-cell>
          <table:table-cell table:style-name="ce16" office:value-type="string">
            <text:p>Group Service, DAO, Controll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K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/>
          <table:table-cell table:style-name="ce10" office:value-type="string">
            <text:p><text:s/>- Server</text:p>
          </table:table-cell>
          <table:table-cell table:style-name="ce16" office:value-type="string">
            <text:p>ContactGroupMapping Service, DAO, Controll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K</text:p>
          </table:table-cell>
          <table:table-cell table:style-name="ce23" office:value-type="string">
            <text:p>NOT Started</text:p>
          </table:table-cell>
        </table:table-row>
        <table:table-row table:style-name="ro1">
          <table:table-cell/>
          <table:table-cell table:style-name="ce4"/>
          <table:table-cell table:style-name="ce8"/>
          <table:table-cell table:style-name="ce14"/>
          <table:table-cell table:style-name="ce19" table:number-columns-repeated="3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style-name="ce7" office:value-type="string">
            <text:p>Template Mgmt</text:p>
          </table:table-cell>
          <table:table-cell table:style-name="ce13" office:value-type="string">
            <text:p>Message Template Management</text:p>
          </table:table-cell>
          <table:table-cell table:style-name="ce18" office:value-type="float" office:value="2">
            <text:p>2</text:p>
          </table:table-cell>
          <table:table-cell table:style-name="ce18" table:number-columns-repeated="2"/>
        </table:table-row>
        <table:table-row table:style-name="ro4">
          <table:table-cell/>
          <table:table-cell table:style-name="ce4" office:value-type="float" office:value="3.1">
            <text:p>3.1</text:p>
          </table:table-cell>
          <table:table-cell table:style-name="ce8" office:value-type="string">
            <text:p><text:s/>- GUI</text:p>
          </table:table-cell>
          <table:table-cell table:style-name="ce16" office:value-type="string">
            <text:p><text:s/>- Template Edit Page (View, New, Edit, Delete)</text:p>
            <text:p><text:s text:c="3"/>| - Template id and text only</text:p>
            <text:p><text:s/>- Template List Page</text:p>
          </table:table-cell>
          <table:table-cell table:style-name="ce19" office:value-type="float" office:value="2">
            <text:p>2</text:p>
          </table:table-cell>
          <table:table-cell table:style-name="ce21" office:value-type="string">
            <text:p>UJ, DK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 office:value-type="float" office:value="3.2">
            <text:p>3.2</text:p>
          </table:table-cell>
          <table:table-cell table:style-name="ce8" office:value-type="string">
            <text:p><text:s/>- DB</text:p>
          </table:table-cell>
          <table:table-cell table:style-name="ce14" office:value-type="string">
            <text:p>Template Table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UJ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 office:value-type="float" office:value="3.3">
            <text:p>3.3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Template Service, DAO, Controller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DK</text:p>
          </table:table-cell>
          <table:table-cell table:style-name="ce23" office:value-type="string">
            <text:p>NOT Started</text:p>
          </table:table-cell>
        </table:table-row>
        <table:table-row table:style-name="ro1">
          <table:table-cell/>
          <table:table-cell table:style-name="ce4"/>
          <table:table-cell table:style-name="ce8"/>
          <table:table-cell table:style-name="ce14"/>
          <table:table-cell table:style-name="ce19" table:number-columns-repeated="3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7" office:value-type="string">
            <text:p>Message Composer</text:p>
          </table:table-cell>
          <table:table-cell table:style-name="ce13" office:value-type="string">
            <text:p>Message Composer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</table:table-row>
        <table:table-row table:style-name="ro6">
          <table:table-cell/>
          <table:table-cell table:style-name="ce4" office:value-type="float" office:value="4.1">
            <text:p>4.1</text:p>
          </table:table-cell>
          <table:table-cell table:style-name="ce8" office:value-type="string">
            <text:p><text:s/>- GUI</text:p>
          </table:table-cell>
          <table:table-cell table:style-name="ce14" office:value-type="string">
            <text:p>SMS Sending Page</text:p>
            <text:p><text:s/>- SMS Text Inbox (140 chars)</text:p>
            <text:p><text:s/>- SMS Template List Box</text:p>
            <text:p><text:s/>- Contact Groups List Box</text:p>
            <text:p><text:s/>- Contacts List Box</text:p>
            <text:p><text:s/>- Final List Box showing all selected Contacts</text:p>
            <text:p><text:s/>- Send SMS Button</text:p>
            <text:p><text:s/>- Retry count</text:p>
            <text:p>&gt;&gt; On send button, assign the messages to Message Queue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 office:value-type="float" office:value="4.2">
            <text:p>4.2</text:p>
          </table:table-cell>
          <table:table-cell table:style-name="ce8" office:value-type="string">
            <text:p><text:s/>- DB</text:p>
          </table:table-cell>
          <table:table-cell table:style-name="ce14" office:value-type="string">
            <text:p>NONE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 office:value-type="float" office:value="4.3">
            <text:p>4.3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getAll() methods for – Message Template, Contact Groups, Contacts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23" office:value-type="string">
            <text:p>NOT Started</text:p>
          </table:table-cell>
        </table:table-row>
        <table:table-row table:style-name="ro1">
          <table:table-cell/>
          <table:table-cell table:style-name="ce4"/>
          <table:table-cell table:style-name="ce8"/>
          <table:table-cell table:style-name="ce14"/>
          <table:table-cell table:style-name="ce19" table:number-columns-repeated="3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style-name="ce7" office:value-type="string">
            <text:p>Message Queue</text:p>
          </table:table-cell>
          <table:table-cell table:style-name="ce13" office:value-type="string">
            <text:p>Message Queue (Priority Queue)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</table:table-row>
        <table:table-row table:style-name="ro7">
          <table:table-cell/>
          <table:table-cell table:style-name="ce4" office:value-type="float" office:value="5.1">
            <text:p>5.1</text:p>
          </table:table-cell>
          <table:table-cell table:style-name="ce8" office:value-type="string">
            <text:p><text:s/>- GUI</text:p>
          </table:table-cell>
          <table:table-cell table:style-name="ce14" office:value-type="string">
            <text:p>Status GUI</text:p>
            <text:p><text:s/>- Display the message list with status (counts of total | sent | pending | error)</text:p>
            <text:p><text:s/>- Display the message in a lable and show list of all the recipients (sent | pending | error)</text:p>
            <text:p><text:s/>- User needs to refresh for updating the status list (try AJAX)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 office:value-type="float" office:value="5.2">
            <text:p>5.2</text:p>
          </table:table-cell>
          <table:table-cell table:style-name="ce8" office:value-type="string">
            <text:p><text:s/>- DB</text:p>
          </table:table-cell>
          <table:table-cell table:style-name="ce14" office:value-type="string">
            <text:p>Message Audit Table (individual message status logging)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UJ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 office:value-type="float" office:value="5.3">
            <text:p>5.3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Distributed in-memory priority message queue structure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23"/>
        </table:table-row>
        <table:table-row table:style-name="ro2">
          <table:table-cell/>
          <table:table-cell table:style-name="ce4" office:value-type="float" office:value="5.4">
            <text:p>5.4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Message Audit Service, DAO, Controller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23" office:value-type="string">
            <text:p>NOT Started</text:p>
          </table:table-cell>
        </table:table-row>
        <table:table-row table:style-name="ro1">
          <table:table-cell/>
          <table:table-cell table:style-name="ce4"/>
          <table:table-cell table:style-name="ce8"/>
          <table:table-cell table:style-name="ce14"/>
          <table:table-cell table:style-name="ce19" table:number-columns-repeated="3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style-name="ce7" office:value-type="string">
            <text:p>SMS Push</text:p>
          </table:table-cell>
          <table:table-cell table:style-name="ce13" office:value-type="string">
            <text:p>SMS Push API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</table:table-row>
        <table:table-row table:style-name="ro4">
          <table:table-cell/>
          <table:table-cell table:style-name="ce4" office:value-type="float" office:value="6.1">
            <text:p>6.1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<text:s/>- Multithreaded, Multi Modem API with 1 Modem per thread to send SMS</text:p>
            <text:p><text:s text:c="3"/>| - Use Java's Thread Pool Executor</text:p>
          </table:table-cell>
          <table:table-cell table:style-name="ce22" office:value-type="float" office:value="1">
            <text:p>1</text:p>
          </table:table-cell>
          <table:table-cell table:style-name="ce18"/>
          <table:table-cell table:style-name="ce23" office:value-type="string">
            <text:p>NOT Started</text:p>
          </table:table-cell>
        </table:table-row>
        <table:table-row table:style-name="ro7">
          <table:table-cell/>
          <table:table-cell table:style-name="ce4" office:value-type="float" office:value="6.2">
            <text:p>6.2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<text:s/>- Manage pool of Push threads (worker)</text:p>
            <text:p><text:s/>- If times out, or connection breaks,</text:p>
            <text:p><text:s text:c="3"/>| - Remove the worker from the pool</text:p>
            <text:p><text:s text:c="3"/>| - Try disconnect</text:p>
            <text:p><text:s text:c="3"/>| - Try to re-connect for ever</text:p>
            <text:p><text:s text:c="3"/>| - On re-connect, re-assign to pool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23" office:value-type="string">
            <text:p>NOT Started</text:p>
          </table:table-cell>
        </table:table-row>
        <table:table-row table:style-name="ro5">
          <table:table-cell/>
          <table:table-cell table:style-name="ce4" office:value-type="float" office:value="6.3">
            <text:p>6.3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<text:s/>- Wait on the Message Queue;</text:p>
            <text:p><text:s/>- As message arrives in the queue, start consuming and sending</text:p>
            <text:p><text:s/>- Log/ Update status in the Audit Table</text:p>
            <text:p><text:s/>- Retry on error for given number of times (re-queue messages)</text:p>
            <text:p><text:s/>- Pick messages by priority (1 = HIGH, 2 = NORMAL, 3 = LOW)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23" office:value-type="string">
            <text:p>NOT Started</text:p>
          </table:table-cell>
        </table:table-row>
        <table:table-row table:style-name="ro1" table:number-rows-repeated="9">
          <table:table-cell/>
          <table:table-cell table:style-name="ce4"/>
          <table:table-cell table:style-name="ce8"/>
          <table:table-cell table:style-name="ce14"/>
          <table:table-cell table:style-name="ce19" table:number-columns-repeated="3"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 style:data-style-name="N2" text:time-value="0000-00-00T23:10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pendra </meta:initial-creator>
    <meta:creation-date>2013-10-01T11:01:43</meta:creation-date>
    <dc:date>2013-10-02T00:18:53</dc:date>
    <dc:creator>upendra </dc:creator>
    <meta:editing-duration>PT7H4M24S</meta:editing-duration>
    <meta:editing-cycles>88</meta:editing-cycles>
    <meta:generator>LibreOffice/3.6$Linux_X86_64 LibreOffice_project/360m1$Build-2</meta:generator>
    <meta:document-statistic meta:table-count="1" meta:cell-count="154" meta:object-count="0"/>
  </office:meta>
</office:document-meta>
</file>